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c542a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c542a" style:font-size-asian="12.5pt" style:font-weight-asian="bold" style:font-size-complex="12.5pt" style:font-weight-complex="bold"/>
    </style:style>
    <style:style style:name="P6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5" style:family="paragraph" style:parent-style-name="Standard">
      <style:paragraph-properties fo:margin-left="-1.251cm" fo:margin-right="0cm" fo:text-indent="0cm" style:auto-text-indent="false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font-style="normal" fo:font-weight="normal" officeooo:paragraph-rsid="002bc61e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f89a7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83762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rsid="002478e1" officeooo:paragraph-rsid="00283762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9" style:family="paragraph" style:parent-style-name="Standard">
      <style:paragraph-properties fo:margin-left="-1.251cm" fo:margin-right="0cm" fo:text-indent="0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7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8" style:family="text">
      <style:text-properties fo:color="#0000cc" loext:opacity="100%"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9" style:family="text">
      <style:text-properties fo:color="#0000cc" loext:opacity="100%"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0" style:family="text">
      <style:text-properties fo:color="#0000cc" loext:opacity="100%" fo:font-weight="bold" officeooo:rsid="002478e1" style:font-weight-asian="bold" style:font-weight-complex="bold"/>
    </style:style>
    <style:style style:name="T11" style:family="text">
      <style:text-properties fo:color="#0000cc" loext:opacity="100%" fo:font-weight="bold" officeooo:rsid="002bc61e" style:font-weight-asian="bold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9620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  <style:style style:name="T20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1"/>
      <text:p text:style-name="P5"><text:bookmark-start text:name="_Hlk95926626"/>«Insert Procurement Title» </text:p>
      <text:p text:style-name="P2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1"><text:span text:style-name="T20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6"> </text:span><text:bookmark-end text:name="_Hlk96322841"/><text:bookmark text:name="_Hlk96322526"/></text:p>
      <text:p text:style-name="P6"/>
      <text:p text:style-name="P8"/>
      <text:p text:style-name="P9"/>
      <text:p text:style-name="P9"/>
      <text:p text:style-name="P16">You have been successfully shortlisted and invited to proceed to the further assessment stage of the above procurement.</text:p>
      <text:p text:style-name="P16"/>
      <text:p text:style-name="P16">A number of templates have been uploaded which you are required to read and complete. These are listed in the table below:</text:p>
      <text:p text:style-name="P16"/>
      <text:p text:style-name="P25">Further assessment documents</text:p>
      <text:p text:style-name="P29"/>
      <text:p text:style-name="P11"/>
      <text:p text:style-name="P19"><text:span text:style-name="T10">«</text:span><text:span text:style-name="T11">Upload</text:span><text:span text:style-name="T10">_</text:span><text:span text:style-name="T11">document_filename_</text:span><text:span text:style-name="T8">#</text:span><text:span text:style-name="T9">n</text:span><text:span text:style-name="T10">»</text:span></text:p>
      <text:p text:style-name="P9"/>
      <text:p text:style-name="P22"/>
      <text:p text:style-name="P10"/>
      <text:p text:style-name="P26"><text:span text:style-name="T17">Responses must be uploaded by the closing date for written proposals </text:span><text:span text:style-name="T6">«Insert Time, Date, Month, Year of #</text:span><text:span text:style-name="T7">2</text:span><text:span text:style-name="T6">»</text:span><text:span text:style-name="T5">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detailed in the Statement of Requirements (Attachment 1 in the bid pack):</text:p>
      <text:p text:style-name="P7"/>
      <text:p text:style-name="P17"/>
      <text:p text:style-name="P24">Provisional procurement timeline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Activity</text:p>
          </table:table-cell>
          <table:table-cell table:style-name="Table4.A1" office:value-type="string">
            <text:p text:style-name="P13">Date</text:p>
          </table:table-cell>
        </table:table-row>
        <table:table-row table:style-name="Table4.1">
          <table:table-cell table:style-name="Table4.A1" office:value-type="string">
            <text:p text:style-name="P14">Publication of further assessment documents</text:p>
          </table:table-cell>
          <table:table-cell table:style-name="Table4.A1" office:value-type="string">
            <text:p text:style-name="P23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4">Closing date for written proposals</text:p>
          </table:table-cell>
          <table:table-cell table:style-name="Table4.A1" office:value-type="string">
            <text:p text:style-name="P23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4">Supplier presentations (if applicable)</text:p>
          </table:table-cell>
          <table:table-cell table:style-name="Table4.A1" office:value-type="string">
            <text:p text:style-name="P23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4">Evaluation of further assessment responses</text:p>
          </table:table-cell>
          <table:table-cell table:style-name="Table4.A1" office:value-type="string">
            <text:p text:style-name="P23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4">Standstill period (if applicable)</text:p>
          </table:table-cell>
          <table:table-cell table:style-name="Table4.A1" office:value-type="string">
            <text:p text:style-name="P23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4">Contract award</text:p>
          </table:table-cell>
          <table:table-cell table:style-name="Table4.A1" office:value-type="string">
            <text:p text:style-name="P23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4">Contract signature</text:p>
          </table:table-cell>
          <table:table-cell table:style-name="Table4.A1" office:value-type="string">
            <text:p text:style-name="P23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4">Contract start</text:p>
          </table:table-cell>
          <table:table-cell table:style-name="Table4.A1" office:value-type="string">
            <text:p text:style-name="P23">«Insert Time, Date, Month, Year of #<text:span text:style-name="T19">8</text:span>»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2</meta:editing-cycles>
    <meta:creation-date>2022-10-06T14:55:00</meta:creation-date>
    <dc:date>2022-11-07T12:55:30.954962066</dc:date>
    <meta:editing-duration>PT55M48S</meta:editing-duration>
    <meta:generator>LibreOffice/7.4.1.2$MacOSX_AARCH64 LibreOffice_project/3c58a8f3a960df8bc8fd77b461821e42c061c5f0</meta:generator>
    <meta:document-statistic meta:table-count="1" meta:image-count="0" meta:object-count="0" meta:page-count="2" meta:paragraph-count="39" meta:word-count="256" meta:character-count="1703" meta:non-whitespace-character-count="1483"/>
    <meta:user-defined meta:name="AppVersion">16.0000</meta:user-defined>
    <meta:template xlink:type="simple" xlink:actuate="onRequest" xlink:title="Normal" xlink:href=""/>
  </office:meta>
</office:document-meta>
</file>